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AC000001896BD0FC957ACF954F.png" manifest:media-type="image/png"/>
  <manifest:file-entry manifest:full-path="Pictures/1000000100000640000004B05A70F880273F5DE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Liberation Sans" fo:font-size="20pt" fo:font-weight="bold" officeooo:rsid="001c2750" officeooo:paragraph-rsid="001c2750" style:font-size-asian="17.5pt" style:font-weight-asian="bold" style:font-size-complex="20pt" style:font-weight-complex="bold"/>
    </style:style>
    <style:style style:name="P2" style:family="paragraph" style:parent-style-name="Standard">
      <style:text-properties style:text-position="0% 100%" style:font-name="Liberation Sans" fo:font-size="16pt" fo:font-weight="normal" officeooo:rsid="001c2750" officeooo:paragraph-rsid="001c2750" style:font-size-asian="14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uisstijl</text:p>
      <text:p text:style-name="P1"/>
      <text:p text:style-name="P1"/>
      <text:p text:style-name="P2">Kleurpallete :<text:line-break/><draw:frame draw:style-name="fr1" draw:name="Image1" text:anchor-type="char" svg:x="-0.0701in" svg:y="0.4445in" svg:width="6.6929in" svg:height="5.0193in" draw:z-index="0"><draw:image xlink:href="Pictures/1000000100000640000004B05A70F880273F5DEB.png" xlink:type="simple" xlink:show="embed" xlink:actuate="onLoad" draw:mime-type="image/png"/></draw:frame></text:p>
      <text:p text:style-name="P2">Font<draw:frame draw:style-name="fr1" draw:name="Image2" text:anchor-type="char" svg:x="-0.1047in" svg:y="0.5409in" svg:width="6.6929in" svg:height="2.798in" draw:z-index="1"><draw:image xlink:href="Pictures/10000000000003AC000001896BD0FC957ACF954F.png" xlink:type="simple" xlink:show="embed" xlink:actuate="onLoad" draw:mime-type="image/png"/></draw:frame> 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09:17:42.358192504</meta:creation-date>
    <dc:date>2023-12-04T09:28:45.025918344</dc:date>
    <meta:editing-duration>PT11M3S</meta:editing-duration>
    <meta:editing-cycles>1</meta:editing-cycles>
    <meta:generator>LibreOffice/7.6.3.2$Linux_X86_64 LibreOffice_project/60$Build-2</meta:generator>
    <meta:document-statistic meta:table-count="0" meta:image-count="2" meta:object-count="0" meta:page-count="1" meta:paragraph-count="3" meta:word-count="5" meta:character-count="30" meta:non-whitespace-character-count="27"/>
  </office:meta>
</office:document-meta>
</file>